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textarea-horizontal-align="left" draw:textarea-vertical-align="top" draw:auto-grow-height="false" fo:min-height="1.55cm" fo:min-width="5.9cm"/>
    </style:style>
    <style:style style:name="gr3" style:family="graphic" style:parent-style-name="standard">
      <style:graphic-properties draw:textarea-horizontal-align="left" draw:textarea-vertical-align="top" draw:auto-grow-height="false" fo:min-height="2.3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971cm" fo:padding-top="0cm" fo:padding-bottom="0cm" fo:padding-left="0.16cm" fo:padding-right="0.16cm"/>
    </style:style>
    <style:style style:name="gr6" style:family="graphic" style:parent-style-name="standard">
      <style:graphic-properties draw:marker-end="Circle_20_unfille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0" style:family="graphic" style:parent-style-name="standard">
      <style:graphic-properties draw:textarea-horizontal-align="left" draw:textarea-vertical-align="top" draw:auto-grow-height="false" fo:min-height="0.95cm" fo:min-width="5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3.939cm" fo:padding-top="0cm" fo:padding-bottom="0cm" fo:padding-left="0.16cm" fo:padding-right="0.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81cm" fo:min-width="2.318cm" fo:padding-top="0cm" fo:padding-bottom="0cm" fo:padding-left="0.16cm" fo:padding-right="0.16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581cm" fo:min-width="1.175cm" fo:padding-top="0cm" fo:padding-bottom="0cm" fo:padding-left="0.16cm" fo:padding-right="0.16cm"/>
    </style:style>
    <style:style style:name="gr14" style:family="graphic" style:parent-style-name="standard">
      <style:graphic-properties draw:textarea-horizontal-align="left" draw:textarea-vertical-align="top" draw:auto-grow-height="false" fo:min-height="2.95cm" fo:min-width="5.9cm"/>
    </style:style>
    <style:style style:name="gr15" style:family="graphic" style:parent-style-name="standard">
      <style:graphic-properties draw:textarea-horizontal-align="left" draw:textarea-vertical-align="top" draw:auto-grow-height="false" fo:min-height="1.15cm" fo:min-width="5.9cm"/>
    </style:style>
    <style:style style:name="gr16" style:family="graphic" style:parent-style-name="standard">
      <style:graphic-properties draw:textarea-horizontal-align="left" draw:textarea-vertical-align="top" draw:auto-grow-height="false" fo:min-height="2.55cm" fo:min-width="5.9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custom-shape draw:style-name="gr1" draw:text-style-name="P2" draw:layer="layout" svg:width="6.4cm" svg:height="0.8cm" svg:x="0cm" svg:y="0.4cm">
            <text:p text:style-name="P1"><text:span text:style-name="T1">Magas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8cm" svg:x="0cm" svg:y="1.2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Nom</text:span></text:p>
              </text:list-item>
              <text:list-item>
                <text:p text:style-name="P3"><text:span text:style-name="T3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5" draw:layer="layout" svg:width="6.4cm" svg:height="0.8cm" svg:x="16cm" svg:y="0cm">
            <text:p text:style-name="P1"><text:span text:style-name="T4">Produi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4cm" svg:height="2.6cm" svg:x="16cm" svg:y="0.8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Marque</text:span></text:p>
              </text:list-item>
              <text:list-item>
                <text:p text:style-name="P3"><text:span text:style-name="T3">Prix unitaire</text:span></text:p>
              </text:list-item>
              <text:list-item>
                <text:p text:style-name="P3"><text:span text:style-name="T3">Contenance</text:span></text:p>
              </text:list-item>
              <text:list-item>
                <text:p text:style-name="P3"><text:span text:style-name="T3">Unit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xml:id="id1" draw:id="id1" draw:layer="layout" svg:width="4.8cm" svg:height="1.6cm" svg:x="8.8cm" svg:y="0.9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xml:id="id2" draw:id="id2" draw:layer="layout" svg:width="2.4cm" svg:height="0.8cm" svg:x="12cm" svg:y="2.5cm">
          <draw:text-box>
            <text:p><text:span text:style-name="T5">Nombre</text:span></text:p>
          </draw:text-box>
        </draw:frame>
        <draw:connector draw:style-name="gr6" draw:text-style-name="P6" draw:layer="layout" svg:x1="11.2cm" svg:y1="2.523cm" svg:x2="12cm" svg:y2="2.9cm" draw:start-shape="id1" draw:start-glue-point="6" draw:end-shape="id2" draw:end-glue-point="3" svg:d="M11200 2523v377h800" svg:viewBox="0 0 801 378">
          <text:p/>
        </draw:connector>
        <draw:custom-shape draw:style-name="gr7" draw:text-style-name="P6" xml:id="id4" draw:id="id4" draw:layer="layout" svg:width="4.8cm" svg:height="1.6cm" svg:x="8.8cm" svg:y="0.9cm">
          <text:p text:style-name="P1"><text:span text:style-name="T5">Stock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1.7cm" svg:x2="8.8cm" svg:y2="1.7cm" draw:start-shape="id3" draw:end-shape="id4" draw:end-glue-point="5" svg:d="M6400 1700h2400" svg:viewBox="0 0 2401 1">
          <text:p/>
        </draw:connector>
        <draw:connector draw:style-name="gr8" draw:text-style-name="P6" draw:layer="layout" svg:x1="13.6cm" svg:y1="1.7cm" svg:x2="16cm" svg:y2="1.7cm" draw:start-shape="id4" draw:start-glue-point="7" draw:end-shape="id5" draw:end-glue-point="3" svg:d="M13600 1700h2400" svg:viewBox="0 0 2401 1">
          <text:p/>
        </draw:connector>
        <draw:custom-shape draw:style-name="gr7" draw:text-style-name="P6" xml:id="id7" draw:id="id7" draw:layer="layout" svg:width="4.8cm" svg:height="1.6cm" svg:x="32.8cm" svg:y="4.9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35.2cm" svg:y1="2.7cm" svg:x2="35.2cm" svg:y2="4.9cm" draw:start-shape="id6" draw:start-glue-point="2" draw:end-shape="id7" draw:end-glue-point="4" svg:d="M35200 2700v2200" svg:viewBox="0 0 1 2201">
          <text:p/>
        </draw:connector>
        <draw:connector draw:style-name="gr8" draw:text-style-name="P6" draw:layer="layout" svg:x1="31.2cm" svg:y1="8.1cm" svg:x2="35.2cm" svg:y2="6.5cm" draw:start-shape="id8" draw:start-glue-point="1" draw:end-shape="id7" draw:end-glue-point="6" svg:d="M31200 8100h4000v-1600" svg:viewBox="0 0 4001 1601">
          <text:p/>
        </draw:connector>
        <draw:frame draw:style-name="gr9" draw:text-style-name="P7" draw:layer="layout" svg:width="1.6cm" svg:height="0.8cm" svg:x="6.325cm" svg:y="0.9cm">
          <draw:text-box>
            <text:p><text:span text:style-name="T5">(0,n)</text:span></text:p>
          </draw:text-box>
        </draw:frame>
        <draw:custom-shape draw:style-name="gr7" draw:text-style-name="P6" xml:id="id9" draw:id="id9" draw:layer="layout" svg:width="4.8cm" svg:height="1.6cm" svg:x="18.4cm" svg:y="7.3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8cm" svg:y1="7.1cm" svg:x2="20.8cm" svg:y2="7.3cm" draw:start-shape="id8" draw:end-shape="id9" draw:end-glue-point="4" svg:d="M28000 7100v-501h-7200v701" svg:viewBox="0 0 7201 702">
          <text:p/>
        </draw:connector>
        <draw:connector draw:style-name="gr8" draw:text-style-name="P6" draw:layer="layout" svg:x1="20.8cm" svg:y1="8.9cm" svg:x2="28cm" svg:y2="9.1cm" draw:start-shape="id9" draw:start-glue-point="6" draw:end-shape="id8" svg:d="M20800 8900v701h7200v-501" svg:viewBox="0 0 7201 702">
          <text:p/>
        </draw:connector>
        <draw:g xml:id="id6" draw:id="id6">
          <draw:custom-shape draw:style-name="gr1" draw:text-style-name="P2" draw:layer="layout" svg:width="6.4cm" svg:height="0.8cm" svg:x="32cm" svg:y="0.7cm">
            <text:p text:style-name="P1"><text:span text:style-name="T1">Gamm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32cm" svg:y="1.5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10" draw:id="id10" draw:layer="layout" svg:width="4.8cm" svg:height="1.6cm" svg:x="24.791cm" svg:y="0.9cm">
          <text:p text:style-name="P1"><text:span text:style-name="T5">Apparten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22.4cm" svg:y1="1.7cm" svg:x2="24.791cm" svg:y2="1.7cm" draw:start-shape="id5" draw:start-glue-point="1" draw:end-shape="id10" draw:end-glue-point="5" svg:d="M22400 1700h2391" svg:viewBox="0 0 2392 1">
          <text:p/>
        </draw:connector>
        <draw:connector draw:style-name="gr8" draw:text-style-name="P6" draw:layer="layout" svg:x1="29.591cm" svg:y1="1.7cm" svg:x2="32cm" svg:y2="1.7cm" draw:start-shape="id10" draw:start-glue-point="7" draw:end-shape="id6" svg:d="M29591 1700h2409" svg:viewBox="0 0 2410 1">
          <text:p/>
        </draw:connector>
        <draw:g xml:id="id8" draw:id="id8">
          <draw:custom-shape draw:style-name="gr1" draw:text-style-name="P2" draw:layer="layout" svg:width="6.4cm" svg:height="0.8cm" svg:x="24.8cm" svg:y="7.1cm">
            <text:p text:style-name="P1"><text:span text:style-name="T1">Famil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24.8cm" svg:y="7.9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3">Libellé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11" draw:text-style-name="P7" draw:layer="layout" svg:width="4cm" svg:height="0.8cm" svg:x="20.8cm" svg:y="9.6cm">
          <draw:text-box>
            <text:p><text:span text:style-name="T5">Est composé de</text:span></text:p>
          </draw:text-box>
        </draw:frame>
        <draw:frame draw:style-name="gr12" draw:text-style-name="P7" draw:layer="layout" svg:width="2.4cm" svg:height="0.8cm" svg:x="20.8cm" svg:y="5.8cm">
          <draw:text-box>
            <text:p><text:span text:style-name="T5">Compose</text:span></text:p>
          </draw:text-box>
        </draw:frame>
        <draw:frame draw:style-name="gr13" draw:text-style-name="P7" draw:layer="layout" svg:width="1.6cm" svg:height="0.8cm" svg:x="14.4cm" svg:y="0.9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22.4cm" svg:y="0.9cm">
          <draw:text-box>
            <text:p><text:span text:style-name="T5">(1,1)</text:span></text:p>
          </draw:text-box>
        </draw:frame>
        <draw:frame draw:style-name="gr13" draw:text-style-name="P7" draw:layer="layout" svg:width="1.6cm" svg:height="0.8cm" svg:x="30.475cm" svg:y="0.9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28cm" svg:y="6.3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28cm" svg:y="9.1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35.2cm" svg:y="2.7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31.2cm" svg:y="7.3cm">
          <draw:text-box>
            <text:p><text:span text:style-name="T5">(1,n)</text:span></text:p>
          </draw:text-box>
        </draw:frame>
        <draw:g xml:id="id17" draw:id="id17">
          <draw:custom-shape draw:style-name="gr1" draw:text-style-name="P2" draw:layer="layout" svg:width="6.4cm" svg:height="0.8cm" svg:x="16cm" svg:y="13.3cm">
            <text:p text:style-name="P1"><text:span text:style-name="T1">Réservation bi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6.4cm" svg:height="3.2cm" svg:x="16cm" svg:y="14.1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Date enregistrement</text:span></text:p>
              </text:list-item>
              <text:list-item>
                <text:p text:style-name="P3"><text:span text:style-name="T6">Date début</text:span></text:p>
              </text:list-item>
              <text:list-item>
                <text:p text:style-name="P3"><text:span text:style-name="T6">Date fin</text:span></text:p>
              </text:list-item>
              <text:list-item>
                <text:p text:style-name="P3"><text:span text:style-name="T6">Nombre de personnes</text:span></text:p>
              </text:list-item>
              <text:list-item>
                <text:p text:style-name="P3"><text:span text:style-name="T6">Taxe par personnes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9" draw:id="id19">
          <draw:custom-shape draw:style-name="gr1" draw:text-style-name="P2" draw:layer="layout" svg:width="6.4cm" svg:height="0.8cm" svg:x="16cm" svg:y="22.8cm">
            <text:p text:style-name="P1"><text:span text:style-name="T1">Bien lou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8cm" svg:x="16cm" svg:y="23.6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  <text:list-item>
                <text:p text:style-name="P3"><text:span text:style-name="T3">Emplacement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1" draw:id="id21">
          <draw:custom-shape draw:style-name="gr1" draw:text-style-name="P2" draw:layer="layout" svg:width="6.4cm" svg:height="0.8cm" svg:x="0cm" svg:y="23.1cm">
            <text:p text:style-name="P1"><text:span text:style-name="T1">Contenu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0cm" svg:y="23.9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1" draw:text-style-name="P2" draw:layer="layout" svg:width="6.4cm" svg:height="0.8cm" svg:x="32cm" svg:y="23.1cm">
            <text:p text:style-name="P1"><text:span text:style-name="T1">Option réservation bie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cm" svg:height="1.2cm" svg:x="32cm" svg:y="23.9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1" draw:text-style-name="P2" draw:layer="layout" svg:width="6.4cm" svg:height="0.8cm" svg:x="32cm" svg:y="31cm">
            <text:p text:style-name="P1"><text:span text:style-name="T1">Formule tarifaire bie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6.4cm" svg:height="1.4cm" svg:x="32cm" svg:y="31.8cm">
            <text:list text:style-name="L1">
              <text:list-item>
                <text:p text:style-name="P3"><text:span text:style-name="T3">Numéro</text:span></text:p>
              </text:list-item>
              <text:list-item>
                <text:p text:style-name="P3"><text:span text:style-name="T3">Description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1" draw:text-style-name="P2" draw:layer="layout" svg:width="6.4cm" svg:height="0.8cm" svg:x="0cm" svg:y="13.5cm">
            <text:p text:style-name="P1"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6.4cm" svg:height="2.8cm" svg:x="0cm" svg:y="14.3cm">
            <text:list text:style-name="L1">
              <text:list-item>
                <text:p text:style-name="P3"><text:span text:style-name="T2">Numéro</text:span></text:p>
              </text:list-item>
              <text:list-item>
                <text:p text:style-name="P3"><text:span text:style-name="T6">Nom</text:span></text:p>
              </text:list-item>
              <text:list-item>
                <text:p text:style-name="P3"><text:span text:style-name="T6">Prénom</text:span></text:p>
              </text:list-item>
              <text:list-item>
                <text:p text:style-name="P3"><text:span text:style-name="T6">Adresse</text:span></text:p>
              </text:list-item>
              <text:list-item>
                <text:p text:style-name="P3"><text:span text:style-name="T6">Téléphon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7" draw:text-style-name="P6" xml:id="id16" draw:id="id16" draw:layer="layout" svg:width="4.8cm" svg:height="1.6cm" svg:x="8.8cm" svg:y="14.5cm">
          <text:p text:style-name="P1"><text:span text:style-name="T5">Ré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8" draw:id="id18" draw:layer="layout" svg:width="4.8cm" svg:height="1.6cm" svg:x="16.8cm" svg:y="19.3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0" draw:id="id20" draw:layer="layout" svg:width="4.8cm" svg:height="1.6cm" svg:x="8.8cm" svg:y="23.3cm">
          <text:p text:style-name="P1"><text:span text:style-name="T5">Compo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1" draw:id="id11" draw:layer="layout" svg:width="4.8cm" svg:height="1.6cm" svg:x="24.8cm" svg:y="31.3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xml:id="id12" draw:id="id12" draw:layer="layout" svg:width="2.4cm" svg:height="0.8cm" svg:x="28cm" svg:y="32.9cm">
          <draw:text-box>
            <text:p><text:span text:style-name="T5">Montant</text:span></text:p>
          </draw:text-box>
        </draw:frame>
        <draw:connector draw:style-name="gr6" draw:text-style-name="P6" draw:layer="layout" svg:x1="27.2cm" svg:y1="32.9cm" svg:x2="28cm" svg:y2="33.3cm" draw:start-shape="id11" draw:start-glue-point="6" draw:end-shape="id12" draw:end-glue-point="3" svg:d="M27200 32900v400h800" svg:viewBox="0 0 801 401">
          <text:p/>
        </draw:connector>
        <draw:custom-shape draw:style-name="gr17" draw:text-style-name="P6" xml:id="id13" draw:id="id13" draw:layer="layout" svg:width="4.8cm" svg:height="1.6cm" svg:x="32.8cm" svg:y="27.3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7" xml:id="id14" draw:id="id14" draw:layer="layout" svg:width="2.4cm" svg:height="0.8cm" svg:x="38.4cm" svg:y="28.5cm">
          <draw:text-box>
            <text:p><text:span text:style-name="T5">Montant</text:span></text:p>
          </draw:text-box>
        </draw:frame>
        <draw:connector draw:style-name="gr6" draw:text-style-name="P6" draw:layer="layout" svg:x1="37.6cm" svg:y1="28.1cm" svg:x2="38.4cm" svg:y2="28.9cm" draw:start-shape="id13" draw:start-glue-point="7" draw:end-shape="id14" draw:end-glue-point="3" svg:d="M37600 28100h401v800h399" svg:viewBox="0 0 801 801">
          <text:p/>
        </draw:connector>
        <draw:custom-shape draw:style-name="gr17" draw:text-style-name="P6" xml:id="id25" draw:id="id25" draw:layer="layout" svg:width="4.8cm" svg:height="1.6cm" svg:x="32.8cm" svg:y="19.3cm">
          <text:p text:style-name="P1"><text:span text:style-name="T5">Utilis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23" draw:id="id23" draw:layer="layout" svg:width="4.8cm" svg:height="1.6cm" svg:x="24.8cm" svg:y="23.3cm">
          <text:p text:style-name="P1"><text:span text:style-name="T5">S'appliquer 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svg:x1="6.4cm" svg:y1="15.3cm" svg:x2="8.8cm" svg:y2="15.3cm" draw:start-shape="id15" draw:start-glue-point="1" draw:end-shape="id16" draw:end-glue-point="5" svg:d="M6400 15300h2400" svg:viewBox="0 0 2401 1">
          <text:p/>
        </draw:connector>
        <draw:connector draw:style-name="gr8" draw:text-style-name="P6" draw:layer="layout" svg:x1="13.6cm" svg:y1="15.3cm" svg:x2="16cm" svg:y2="15.3cm" draw:start-shape="id16" draw:start-glue-point="7" draw:end-shape="id17" svg:d="M13600 15300h2400" svg:viewBox="0 0 2401 1">
          <text:p/>
        </draw:connector>
        <draw:frame draw:style-name="gr9" draw:text-style-name="P7" draw:layer="layout" svg:width="1.6cm" svg:height="0.8cm" svg:x="6.4cm" svg:y="14.5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14.4cm" svg:y="14.5cm">
          <draw:text-box>
            <text:p><text:span text:style-name="T5">(1,1)</text:span></text:p>
          </draw:text-box>
        </draw:frame>
        <draw:connector draw:style-name="gr8" draw:text-style-name="P6" draw:layer="layout" svg:x1="19.2cm" svg:y1="19.3cm" svg:x2="19.2cm" svg:y2="17.3cm" draw:start-shape="id18" draw:start-glue-point="4" draw:end-shape="id17" draw:end-glue-point="2" svg:d="M19200 19300v-2000" svg:viewBox="0 0 1 2001">
          <text:p/>
        </draw:connector>
        <draw:connector draw:style-name="gr8" draw:text-style-name="P6" draw:layer="layout" svg:x1="19.2cm" svg:y1="22.8cm" svg:x2="19.2cm" svg:y2="20.9cm" draw:start-shape="id19" draw:end-shape="id18" draw:end-glue-point="6" svg:d="M19200 22800v-1900" svg:viewBox="0 0 1 1901">
          <text:p/>
        </draw:connector>
        <draw:frame draw:style-name="gr9" draw:text-style-name="P7" draw:layer="layout" svg:width="1.6cm" svg:height="0.8cm" svg:x="19.2cm" svg:y="17.3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19.2cm" svg:y="22.1cm">
          <draw:text-box>
            <text:p><text:span text:style-name="T5">(0,n)</text:span></text:p>
          </draw:text-box>
        </draw:frame>
        <draw:connector draw:style-name="gr8" draw:text-style-name="P6" draw:layer="layout" svg:x1="13.6cm" svg:y1="24.1cm" svg:x2="16cm" svg:y2="24.1cm" draw:start-shape="id20" draw:start-glue-point="7" draw:end-shape="id19" draw:end-glue-point="3" svg:d="M13600 24100h2400" svg:viewBox="0 0 2401 1">
          <text:p/>
        </draw:connector>
        <draw:connector draw:style-name="gr8" draw:text-style-name="P6" draw:layer="layout" svg:x1="6.4cm" svg:y1="24.1cm" svg:x2="8.8cm" svg:y2="24.1cm" draw:start-shape="id21" draw:start-glue-point="1" draw:end-shape="id20" draw:end-glue-point="5" svg:d="M6400 24100h2400" svg:viewBox="0 0 2401 1">
          <text:p/>
        </draw:connector>
        <draw:frame draw:style-name="gr5" draw:text-style-name="P7" xml:id="id22" draw:id="id22" draw:layer="layout" svg:width="2.4cm" svg:height="0.8cm" svg:x="11.6cm" svg:y="24.9cm">
          <draw:text-box>
            <text:p><text:span text:style-name="T5">Nombre</text:span></text:p>
          </draw:text-box>
        </draw:frame>
        <draw:connector draw:style-name="gr6" draw:text-style-name="P6" draw:layer="layout" svg:x1="11.2cm" svg:y1="24.9cm" svg:x2="11.6cm" svg:y2="25.3cm" draw:start-shape="id20" draw:start-glue-point="6" draw:end-shape="id22" draw:end-glue-point="3" svg:d="M11200 24900v400h400" svg:viewBox="0 0 401 401">
          <text:p/>
        </draw:connector>
        <draw:frame draw:style-name="gr13" draw:text-style-name="P7" draw:layer="layout" svg:width="1.6cm" svg:height="0.8cm" svg:x="14.4cm" svg:y="23.3cm">
          <draw:text-box>
            <text:p><text:span text:style-name="T5">(1,n)</text:span></text:p>
          </draw:text-box>
        </draw:frame>
        <draw:frame draw:style-name="gr9" draw:text-style-name="P7" draw:layer="layout" svg:width="1.6cm" svg:height="0.8cm" svg:x="6.4cm" svg:y="23.3cm">
          <draw:text-box>
            <text:p><text:span text:style-name="T5">(1,n)</text:span></text:p>
          </draw:text-box>
        </draw:frame>
        <draw:connector draw:style-name="gr8" draw:text-style-name="P6" draw:layer="layout" svg:x1="22.4cm" svg:y1="24.1cm" svg:x2="24.8cm" svg:y2="24.1cm" draw:start-shape="id19" draw:start-glue-point="1" draw:end-shape="id23" draw:end-glue-point="5" svg:d="M22400 24100h2400" svg:viewBox="0 0 2401 1">
          <text:p/>
        </draw:connector>
        <draw:connector draw:style-name="gr8" draw:text-style-name="P6" draw:layer="layout" svg:x1="29.6cm" svg:y1="24.1cm" svg:x2="32cm" svg:y2="24.1cm" draw:start-shape="id23" draw:start-glue-point="7" draw:end-shape="id24" draw:end-glue-point="3" svg:d="M29600 24100h2400" svg:viewBox="0 0 2401 1">
          <text:p/>
        </draw:connector>
        <draw:frame draw:style-name="gr9" draw:text-style-name="P7" draw:layer="layout" svg:width="1.6cm" svg:height="0.8cm" svg:x="22.4cm" svg:y="23.3cm">
          <draw:text-box>
            <text:p><text:span text:style-name="T5">(0,n)</text:span></text:p>
          </draw:text-box>
        </draw:frame>
        <draw:frame draw:style-name="gr13" draw:text-style-name="P7" draw:layer="layout" svg:width="1.6cm" svg:height="0.8cm" svg:x="30.4cm" svg:y="23.3cm">
          <draw:text-box>
            <text:p><text:span text:style-name="T5">(1,n)</text:span></text:p>
          </draw:text-box>
        </draw:frame>
        <draw:connector draw:style-name="gr8" draw:text-style-name="P6" draw:layer="layout" svg:x1="35.2cm" svg:y1="19.3cm" svg:x2="22.4cm" svg:y2="15.3cm" draw:start-shape="id25" draw:start-glue-point="4" draw:end-shape="id17" draw:end-glue-point="1" svg:d="M35200 19300v-4000h-12800" svg:viewBox="0 0 12801 4001">
          <text:p/>
        </draw:connector>
        <draw:connector draw:style-name="gr8" draw:text-style-name="P6" draw:layer="layout" svg:x1="35.2cm" svg:y1="23.1cm" svg:x2="35.2cm" svg:y2="20.9cm" draw:start-shape="id24" draw:start-glue-point="0" draw:end-shape="id25" draw:end-glue-point="6" svg:d="M35200 23100v-2200" svg:viewBox="0 0 1 2201">
          <text:p/>
        </draw:connector>
        <draw:frame draw:style-name="gr9" draw:text-style-name="P7" draw:layer="layout" svg:width="1.6cm" svg:height="0.8cm" svg:x="22.4cm" svg:y="14.5cm">
          <draw:text-box>
            <text:p><text:span text:style-name="T5">(0,n)</text:span></text:p>
          </draw:text-box>
        </draw:frame>
        <draw:frame draw:style-name="gr9" draw:text-style-name="P7" draw:layer="layout" svg:width="1.6cm" svg:height="0.8cm" svg:x="35.2cm" svg:y="22.3cm">
          <draw:text-box>
            <text:p><text:span text:style-name="T5">(0,n)</text:span></text:p>
          </draw:text-box>
        </draw:frame>
        <draw:connector draw:style-name="gr8" draw:text-style-name="P6" draw:layer="layout" svg:x1="35.2cm" svg:y1="27.3cm" svg:x2="35.2cm" svg:y2="25.1cm" draw:start-shape="id13" draw:start-glue-point="4" draw:end-shape="id24" draw:end-glue-point="2" svg:d="M35200 27300v-2200" svg:viewBox="0 0 1 2201">
          <text:p/>
        </draw:connector>
        <draw:connector draw:style-name="gr8" draw:text-style-name="P6" draw:layer="layout" svg:x1="35.2cm" svg:y1="31cm" svg:x2="35.2cm" svg:y2="28.9cm" draw:start-shape="id26" draw:start-glue-point="0" draw:end-shape="id13" draw:end-glue-point="6" svg:d="M35200 31000v-2100" svg:viewBox="0 0 1 2101">
          <text:p/>
        </draw:connector>
        <draw:frame draw:style-name="gr9" draw:text-style-name="P7" draw:layer="layout" svg:width="1.6cm" svg:height="0.8cm" svg:x="35.2cm" svg:y="25.1cm">
          <draw:text-box>
            <text:p><text:span text:style-name="T5">(1,1)</text:span></text:p>
          </draw:text-box>
        </draw:frame>
        <draw:frame draw:style-name="gr9" draw:text-style-name="P7" draw:layer="layout" svg:width="1.6cm" svg:height="0.8cm" svg:x="35.2cm" svg:y="30.2cm">
          <draw:text-box>
            <text:p><text:span text:style-name="T5">(0,n)</text:span></text:p>
          </draw:text-box>
        </draw:frame>
        <draw:connector draw:style-name="gr8" draw:text-style-name="P6" draw:layer="layout" svg:x1="19.2cm" svg:y1="25.4cm" svg:x2="24.8cm" svg:y2="32.1cm" draw:start-shape="id19" draw:start-glue-point="2" draw:end-shape="id11" draw:end-glue-point="5" svg:d="M19200 25400v6700h5600" svg:viewBox="0 0 5601 6701">
          <text:p/>
        </draw:connector>
        <draw:connector draw:style-name="gr8" draw:text-style-name="P6" draw:layer="layout" svg:x1="29.6cm" svg:y1="32.1cm" svg:x2="32cm" svg:y2="32.1cm" draw:start-shape="id11" draw:start-glue-point="7" draw:end-shape="id26" draw:end-glue-point="3" svg:d="M29600 32100h2400" svg:viewBox="0 0 2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8:29:47.691000000</meta:creation-date>
    <dc:date>2015-05-15T14:38:27.307000000</dc:date>
    <meta:editing-duration>PT3H57M35S</meta:editing-duration>
    <meta:editing-cycles>18</meta:editing-cycles>
    <meta:generator>LibreOffice/4.4.3.2$Windows_x86 LibreOffice_project/88805f81e9fe61362df02b9941de8e38a9b5fd16</meta:generator>
    <meta:document-statistic meta:object-count="94"/>
  </office:meta>
</office:document-meta>
</file>